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e9452" officeooo:paragraph-rsid="001e945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e9452" officeooo:paragraph-rsid="001e9452" style:font-size-asian="12.25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e9452" officeooo:paragraph-rsid="001e9452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 to Javascript</text:p>
      <text:p text:style-name="P1"/>
      <text:p text:style-name="P2">Running Javascript code in the browser</text:p>
      <text:list xml:id="list489263218" text:style-name="L1">
        <text:list-item>
          <text:p text:style-name="P3">To run javascript within the browser, the user can create a script within the HTML document and use <text:span text:style-name="T2">the &lt;</text:span><text:span text:style-name="T1">script</text:span><text:span text:style-name="T2">&gt; tag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16:08:15.781527157</meta:creation-date>
    <dc:date>2021-09-19T16:15:10.945804911</dc:date>
    <meta:editing-duration>PT6M56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31" meta:character-count="182" meta:non-whitespace-character-count="155"/>
  </office:meta>
</office:document-meta>
</file>